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3.31mm"/>
    </style:style>
    <style:style style:name="co2" style:family="table-column">
      <style:table-column-properties fo:break-before="auto" style:column-width="59.76mm"/>
    </style:style>
    <style:style style:name="co3" style:family="table-column">
      <style:table-column-properties fo:break-before="auto" style:column-width="55.62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19.07mm"/>
    </style:style>
    <style:style style:name="co6" style:family="table-column">
      <style:table-column-properties fo:break-before="auto" style:column-width="19.9mm"/>
    </style:style>
    <style:style style:name="co7" style:family="table-column">
      <style:table-column-properties fo:break-before="auto" style:column-width="21.84mm"/>
    </style:style>
    <style:style style:name="co8" style:family="table-column">
      <style:table-column-properties fo:break-before="auto" style:column-width="21.27mm"/>
    </style:style>
    <style:style style:name="co9" style:family="table-column">
      <style:table-column-properties fo:break-before="auto" style:column-width="22.44mm"/>
    </style:style>
    <style:style style:name="co10" style:family="table-column">
      <style:table-column-properties fo:break-before="auto" style:column-width="39.3mm"/>
    </style:style>
    <style:style style:name="co11" style:family="table-column">
      <style:table-column-properties fo:break-before="auto" style:column-width="64.7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ir.model.acce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el_id:id</text:p>
          </table:table-cell>
          <table:table-cell office:value-type="string" calcext:value-type="string">
            <text:p>group_id:id</text:p>
          </table:table-cell>
          <table:table-cell office:value-type="string" calcext:value-type="string">
            <text:p>perm_read</text:p>
          </table:table-cell>
          <table:table-cell office:value-type="string" calcext:value-type="string">
            <text:p>perm_write</text:p>
          </table:table-cell>
          <table:table-cell office:value-type="string" calcext:value-type="string">
            <text:p>perm_create</text:p>
          </table:table-cell>
          <table:table-cell office:value-type="string" calcext:value-type="string">
            <text:p>perm_unlink</text:p>
          </table:table-cell>
          <table:table-cell/>
          <table:table-cell office:value-type="string" calcext:value-type="string">
            <text:p>modul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table:formula="of:=CONCATENATE(&quot;access_&quot;;[.B2])" office:value-type="string" office:string-value="access_projects_projects_user" calcext:value-type="string">
            <text:p>access_projects_projects_user</text:p>
          </table:table-cell>
          <table:table-cell table:formula="of:=CONCATENATE([.J2];&quot;_&quot;;[.K2];&quot;_&quot;;[.L2])" office:value-type="string" office:string-value="projects_projects_user" calcext:value-type="string">
            <text:p>projects_projects_user</text:p>
          </table:table-cell>
          <table:table-cell table:formula="of:=CONCATENATE(&quot;model_&quot;;[.J2];&quot;_&quot;;[.K2])" office:value-type="string" office:string-value="model_projects_projects" calcext:value-type="string">
            <text:p>model_projects_projects</text:p>
          </table:table-cell>
          <table:table-cell table:formula="of:=CONCATENATE([.J2];&quot;_&quot;;[.L2])" office:value-type="string" office:string-value="projects_user" calcext:value-type="string">
            <text:p>projects_us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table:formula="of:=CONCATENATE(&quot;access_&quot;;[.B3])" office:value-type="string" office:string-value="access_projects_tasks_user" calcext:value-type="string">
            <text:p>access_projects_tasks_user</text:p>
          </table:table-cell>
          <table:table-cell table:formula="of:=CONCATENATE([.J3];&quot;_&quot;;[.K3];&quot;_&quot;;[.L3])" office:value-type="string" office:string-value="projects_tasks_user" calcext:value-type="string">
            <text:p>projects_tasks_user</text:p>
          </table:table-cell>
          <table:table-cell table:formula="of:=CONCATENATE(&quot;model_&quot;;[.J3];&quot;_&quot;;[.K3])" office:value-type="string" office:string-value="model_projects_tasks" calcext:value-type="string">
            <text:p>model_projects_tasks</text:p>
          </table:table-cell>
          <table:table-cell table:formula="of:=CONCATENATE([.J3];&quot;_&quot;;[.L3])" office:value-type="string" office:string-value="projects_user" calcext:value-type="string">
            <text:p>projects_user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table:formula="of:=CONCATENATE(&quot;access_&quot;;[.B4])" office:value-type="string" office:string-value="access_projects_statuses_user" calcext:value-type="string">
            <text:p>access_projects_statuses_user</text:p>
          </table:table-cell>
          <table:table-cell table:formula="of:=CONCATENATE([.J4];&quot;_&quot;;[.K4];&quot;_&quot;;[.L4])" office:value-type="string" office:string-value="projects_statuses_user" calcext:value-type="string">
            <text:p>projects_statuses_user</text:p>
          </table:table-cell>
          <table:table-cell table:formula="of:=CONCATENATE(&quot;model_&quot;;[.J4];&quot;_&quot;;[.K4])" office:value-type="string" office:string-value="model_projects_statuses" calcext:value-type="string">
            <text:p>model_projects_statuses</text:p>
          </table:table-cell>
          <table:table-cell table:formula="of:=CONCATENATE([.J4];&quot;_&quot;;[.L4])" office:value-type="string" office:string-value="projects_user" calcext:value-type="string">
            <text:p>projects_user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statuse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table:formula="of:=CONCATENATE(&quot;access_&quot;;[.B5])" office:value-type="string" office:string-value="access_projects_project_types_user" calcext:value-type="string">
            <text:p>access_projects_project_types_user</text:p>
          </table:table-cell>
          <table:table-cell table:formula="of:=CONCATENATE([.J5];&quot;_&quot;;[.K5];&quot;_&quot;;[.L5])" office:value-type="string" office:string-value="projects_project_types_user" calcext:value-type="string">
            <text:p>projects_project_types_user</text:p>
          </table:table-cell>
          <table:table-cell table:formula="of:=CONCATENATE(&quot;model_&quot;;[.J5];&quot;_&quot;;[.K5])" office:value-type="string" office:string-value="model_projects_project_types" calcext:value-type="string">
            <text:p>model_projects_project_types</text:p>
          </table:table-cell>
          <table:table-cell table:formula="of:=CONCATENATE([.J5];&quot;_&quot;;[.L5])" office:value-type="string" office:string-value="projects_user" calcext:value-type="string">
            <text:p>projects_user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project_type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table:formula="of:=CONCATENATE(&quot;access_&quot;;[.B6])" office:value-type="string" office:string-value="access_projects_work_types_user" calcext:value-type="string">
            <text:p>access_projects_work_types_user</text:p>
          </table:table-cell>
          <table:table-cell table:formula="of:=CONCATENATE([.J6];&quot;_&quot;;[.K6];&quot;_&quot;;[.L6])" office:value-type="string" office:string-value="projects_work_types_user" calcext:value-type="string">
            <text:p>projects_work_types_user</text:p>
          </table:table-cell>
          <table:table-cell table:formula="of:=CONCATENATE(&quot;model_&quot;;[.J6];&quot;_&quot;;[.K6])" office:value-type="string" office:string-value="model_projects_work_types" calcext:value-type="string">
            <text:p>model_projects_work_types</text:p>
          </table:table-cell>
          <table:table-cell table:formula="of:=CONCATENATE([.J6];&quot;_&quot;;[.L6])" office:value-type="string" office:string-value="projects_user" calcext:value-type="string">
            <text:p>projects_user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work_type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table:formula="of:=CONCATENATE(&quot;access_&quot;;[.B7])" office:value-type="string" office:string-value="access_projects_work_comments_user" calcext:value-type="string">
            <text:p>access_projects_work_comments_user</text:p>
          </table:table-cell>
          <table:table-cell table:formula="of:=CONCATENATE([.J7];&quot;_&quot;;[.K7];&quot;_&quot;;[.L7])" office:value-type="string" office:string-value="projects_work_comments_user" calcext:value-type="string">
            <text:p>projects_work_comments_user</text:p>
          </table:table-cell>
          <table:table-cell table:formula="of:=CONCATENATE(&quot;model_&quot;;[.J7];&quot;_&quot;;[.K7])" office:value-type="string" office:string-value="model_projects_work_comments" calcext:value-type="string">
            <text:p>model_projects_work_comments</text:p>
          </table:table-cell>
          <table:table-cell table:formula="of:=CONCATENATE([.J7];&quot;_&quot;;[.L7])" office:value-type="string" office:string-value="projects_user" calcext:value-type="string">
            <text:p>projects_user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work_comment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table:formula="of:=CONCATENATE(&quot;access_&quot;;[.B8])" office:value-type="string" office:string-value="access_projects_works_user" calcext:value-type="string">
            <text:p>access_projects_works_user</text:p>
          </table:table-cell>
          <table:table-cell table:formula="of:=CONCATENATE([.J8];&quot;_&quot;;[.K8];&quot;_&quot;;[.L8])" office:value-type="string" office:string-value="projects_works_user" calcext:value-type="string">
            <text:p>projects_works_user</text:p>
          </table:table-cell>
          <table:table-cell table:formula="of:=CONCATENATE(&quot;model_&quot;;[.J8];&quot;_&quot;;[.K8])" office:value-type="string" office:string-value="model_projects_works" calcext:value-type="string">
            <text:p>model_projects_works</text:p>
          </table:table-cell>
          <table:table-cell table:formula="of:=CONCATENATE([.J8];&quot;_&quot;;[.L8])" office:value-type="string" office:string-value="projects_user" calcext:value-type="string">
            <text:p>projects_user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table:formula="of:=CONCATENATE(&quot;access_&quot;;[.B9])" office:value-type="string" office:string-value="access_projects_steps_user" calcext:value-type="string">
            <text:p>access_projects_steps_user</text:p>
          </table:table-cell>
          <table:table-cell table:formula="of:=CONCATENATE([.J9];&quot;_&quot;;[.K9];&quot;_&quot;;[.L9])" office:value-type="string" office:string-value="projects_steps_user" calcext:value-type="string">
            <text:p>projects_steps_user</text:p>
          </table:table-cell>
          <table:table-cell table:formula="of:=CONCATENATE(&quot;model_&quot;;[.J9];&quot;_&quot;;[.K9])" office:value-type="string" office:string-value="model_projects_steps" calcext:value-type="string">
            <text:p>model_projects_steps</text:p>
          </table:table-cell>
          <table:table-cell table:formula="of:=CONCATENATE([.J9];&quot;_&quot;;[.L9])" office:value-type="string" office:string-value="projects_user" calcext:value-type="string">
            <text:p>projects_user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table:style-name="ce1" table:formula="of:=CONCATENATE(&quot;access_&quot;;[.B10])" office:value-type="string" office:string-value="access_projects_projects_manager" calcext:value-type="string">
            <text:p>access_projects_projects_manager</text:p>
          </table:table-cell>
          <table:table-cell table:style-name="ce1" table:formula="of:=CONCATENATE([.J10];&quot;_&quot;;[.K10];&quot;_&quot;;[.L10])" office:value-type="string" office:string-value="projects_projects_manager" calcext:value-type="string">
            <text:p>projects_projects_manager</text:p>
          </table:table-cell>
          <table:table-cell table:style-name="ce1" table:formula="of:=CONCATENATE(&quot;model_&quot;;[.J10];&quot;_&quot;;[.K10])" office:value-type="string" office:string-value="model_projects_projects" calcext:value-type="string">
            <text:p>model_projects_projects</text:p>
          </table:table-cell>
          <table:table-cell table:style-name="ce1" table:formula="of:=CONCATENATE([.J10];&quot;_&quot;;[.L10])" office:value-type="string" office:string-value="projects_manager" calcext:value-type="string">
            <text:p>projects_manager</text:p>
          </table:table-cell>
          <table:table-cell table:style-name="ce1" office:value-type="string" calcext:value-type="string">
            <text:p>True</text:p>
          </table:table-cell>
          <table:table-cell table:number-columns-repeated="3" office:value-type="string" calcext:value-type="string">
            <text:p>True</text:p>
          </table:table-cell>
          <table:table-cell table:style-name="ce1"/>
          <table:table-cell table:number-columns-repeated="2" table:style-name="ce1" office:value-type="string" calcext:value-type="string">
            <text:p>projects</text:p>
          </table:table-cell>
          <table:table-cell table:style-name="ce1" office:value-type="string" calcext:value-type="string">
            <text:p>manager</text:p>
          </table:table-cell>
        </table:table-row>
        <table:table-row table:style-name="ro1">
          <table:table-cell table:style-name="ce1" table:formula="of:=CONCATENATE(&quot;access_&quot;;[.B11])" office:value-type="string" office:string-value="access_projects_tasks_manager" calcext:value-type="string">
            <text:p>access_projects_tasks_manager</text:p>
          </table:table-cell>
          <table:table-cell table:style-name="ce1" table:formula="of:=CONCATENATE([.J11];&quot;_&quot;;[.K11];&quot;_&quot;;[.L11])" office:value-type="string" office:string-value="projects_tasks_manager" calcext:value-type="string">
            <text:p>projects_tasks_manager</text:p>
          </table:table-cell>
          <table:table-cell table:style-name="ce1" table:formula="of:=CONCATENATE(&quot;model_&quot;;[.J11];&quot;_&quot;;[.K11])" office:value-type="string" office:string-value="model_projects_tasks" calcext:value-type="string">
            <text:p>model_projects_tasks</text:p>
          </table:table-cell>
          <table:table-cell table:style-name="ce1" table:formula="of:=CONCATENATE([.J11];&quot;_&quot;;[.L11])" office:value-type="string" office:string-value="projects_manager" calcext:value-type="string">
            <text:p>projects_manager</text:p>
          </table:table-cell>
          <table:table-cell table:style-name="ce1" office:value-type="string" calcext:value-type="string">
            <text:p>True</text:p>
          </table:table-cell>
          <table:table-cell table:number-columns-repeated="3" office:value-type="string" calcext:value-type="string">
            <text:p>True</text:p>
          </table:table-cell>
          <table:table-cell table:style-name="ce1"/>
          <table:table-cell table:style-name="ce1" office:value-type="string" calcext:value-type="string">
            <text:p>projects</text:p>
          </table:table-cell>
          <table:table-cell table:style-name="ce1" office:value-type="string" calcext:value-type="string">
            <text:p>tasks</text:p>
          </table:table-cell>
          <table:table-cell table:style-name="ce1" office:value-type="string" calcext:value-type="string">
            <text:p>manager</text:p>
          </table:table-cell>
        </table:table-row>
        <table:table-row table:style-name="ro1">
          <table:table-cell table:style-name="ce1" table:formula="of:=CONCATENATE(&quot;access_&quot;;[.B12])" office:value-type="string" office:string-value="access_projects_statuses_manager" calcext:value-type="string">
            <text:p>access_projects_statuses_manager</text:p>
          </table:table-cell>
          <table:table-cell table:style-name="ce1" table:formula="of:=CONCATENATE([.J12];&quot;_&quot;;[.K12];&quot;_&quot;;[.L12])" office:value-type="string" office:string-value="projects_statuses_manager" calcext:value-type="string">
            <text:p>projects_statuses_manager</text:p>
          </table:table-cell>
          <table:table-cell table:style-name="ce1" table:formula="of:=CONCATENATE(&quot;model_&quot;;[.J12];&quot;_&quot;;[.K12])" office:value-type="string" office:string-value="model_projects_statuses" calcext:value-type="string">
            <text:p>model_projects_statuses</text:p>
          </table:table-cell>
          <table:table-cell table:style-name="ce1" table:formula="of:=CONCATENATE([.J12];&quot;_&quot;;[.L12])" office:value-type="string" office:string-value="projects_manager" calcext:value-type="string">
            <text:p>projects_manager</text:p>
          </table:table-cell>
          <table:table-cell table:style-name="ce1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style-name="ce1"/>
          <table:table-cell table:style-name="ce1" office:value-type="string" calcext:value-type="string">
            <text:p>projects</text:p>
          </table:table-cell>
          <table:table-cell table:style-name="ce1" office:value-type="string" calcext:value-type="string">
            <text:p>statuses</text:p>
          </table:table-cell>
          <table:table-cell table:style-name="ce1" office:value-type="string" calcext:value-type="string">
            <text:p>manager</text:p>
          </table:table-cell>
        </table:table-row>
        <table:table-row table:style-name="ro1">
          <table:table-cell table:style-name="ce1" table:formula="of:=CONCATENATE(&quot;access_&quot;;[.B13])" office:value-type="string" office:string-value="access_projects_project_types_manager" calcext:value-type="string">
            <text:p>access_projects_project_types_manager</text:p>
          </table:table-cell>
          <table:table-cell table:style-name="ce1" table:formula="of:=CONCATENATE([.J13];&quot;_&quot;;[.K13];&quot;_&quot;;[.L13])" office:value-type="string" office:string-value="projects_project_types_manager" calcext:value-type="string">
            <text:p>projects_project_types_manager</text:p>
          </table:table-cell>
          <table:table-cell table:style-name="ce1" table:formula="of:=CONCATENATE(&quot;model_&quot;;[.J13];&quot;_&quot;;[.K13])" office:value-type="string" office:string-value="model_projects_project_types" calcext:value-type="string">
            <text:p>model_projects_project_types</text:p>
          </table:table-cell>
          <table:table-cell table:style-name="ce1" table:formula="of:=CONCATENATE([.J13];&quot;_&quot;;[.L13])" office:value-type="string" office:string-value="projects_manager" calcext:value-type="string">
            <text:p>projects_manager</text:p>
          </table:table-cell>
          <table:table-cell table:style-name="ce1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style-name="ce1"/>
          <table:table-cell table:style-name="ce1" office:value-type="string" calcext:value-type="string">
            <text:p>projects</text:p>
          </table:table-cell>
          <table:table-cell table:style-name="ce1" office:value-type="string" calcext:value-type="string">
            <text:p>project_types</text:p>
          </table:table-cell>
          <table:table-cell table:style-name="ce1" office:value-type="string" calcext:value-type="string">
            <text:p>manager</text:p>
          </table:table-cell>
        </table:table-row>
        <table:table-row table:style-name="ro1">
          <table:table-cell table:style-name="ce1" table:formula="of:=CONCATENATE(&quot;access_&quot;;[.B14])" office:value-type="string" office:string-value="access_projects_work_types_manager" calcext:value-type="string">
            <text:p>access_projects_work_types_manager</text:p>
          </table:table-cell>
          <table:table-cell table:style-name="ce1" table:formula="of:=CONCATENATE([.J14];&quot;_&quot;;[.K14];&quot;_&quot;;[.L14])" office:value-type="string" office:string-value="projects_work_types_manager" calcext:value-type="string">
            <text:p>projects_work_types_manager</text:p>
          </table:table-cell>
          <table:table-cell table:style-name="ce1" table:formula="of:=CONCATENATE(&quot;model_&quot;;[.J14];&quot;_&quot;;[.K14])" office:value-type="string" office:string-value="model_projects_work_types" calcext:value-type="string">
            <text:p>model_projects_work_types</text:p>
          </table:table-cell>
          <table:table-cell table:style-name="ce1" table:formula="of:=CONCATENATE([.J14];&quot;_&quot;;[.L14])" office:value-type="string" office:string-value="projects_manager" calcext:value-type="string">
            <text:p>projects_manager</text:p>
          </table:table-cell>
          <table:table-cell table:style-name="ce1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style-name="ce1"/>
          <table:table-cell table:style-name="ce1" office:value-type="string" calcext:value-type="string">
            <text:p>projects</text:p>
          </table:table-cell>
          <table:table-cell table:style-name="ce1" office:value-type="string" calcext:value-type="string">
            <text:p>work_types</text:p>
          </table:table-cell>
          <table:table-cell table:style-name="ce1" office:value-type="string" calcext:value-type="string">
            <text:p>manager</text:p>
          </table:table-cell>
        </table:table-row>
        <table:table-row table:style-name="ro1">
          <table:table-cell table:style-name="ce1" table:formula="of:=CONCATENATE(&quot;access_&quot;;[.B15])" office:value-type="string" office:string-value="access_projects_work_comments_manager" calcext:value-type="string">
            <text:p>access_projects_work_comments_manager</text:p>
          </table:table-cell>
          <table:table-cell table:style-name="ce1" table:formula="of:=CONCATENATE([.J15];&quot;_&quot;;[.K15];&quot;_&quot;;[.L15])" office:value-type="string" office:string-value="projects_work_comments_manager" calcext:value-type="string">
            <text:p>projects_work_comments_manager</text:p>
          </table:table-cell>
          <table:table-cell table:style-name="ce1" table:formula="of:=CONCATENATE(&quot;model_&quot;;[.J15];&quot;_&quot;;[.K15])" office:value-type="string" office:string-value="model_projects_work_comments" calcext:value-type="string">
            <text:p>model_projects_work_comments</text:p>
          </table:table-cell>
          <table:table-cell table:style-name="ce1" table:formula="of:=CONCATENATE([.J15];&quot;_&quot;;[.L15])" office:value-type="string" office:string-value="projects_manager" calcext:value-type="string">
            <text:p>projects_manager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ce1"/>
          <table:table-cell table:style-name="ce1" office:value-type="string" calcext:value-type="string">
            <text:p>projects</text:p>
          </table:table-cell>
          <table:table-cell table:style-name="ce1" office:value-type="string" calcext:value-type="string">
            <text:p>work_comments</text:p>
          </table:table-cell>
          <table:table-cell table:style-name="ce1" office:value-type="string" calcext:value-type="string">
            <text:p>manager</text:p>
          </table:table-cell>
        </table:table-row>
        <table:table-row table:style-name="ro1">
          <table:table-cell table:style-name="ce1" table:formula="of:=CONCATENATE(&quot;access_&quot;;[.B16])" office:value-type="string" office:string-value="access_projects_works_manager" calcext:value-type="string">
            <text:p>access_projects_works_manager</text:p>
          </table:table-cell>
          <table:table-cell table:style-name="ce1" table:formula="of:=CONCATENATE([.J16];&quot;_&quot;;[.K16];&quot;_&quot;;[.L16])" office:value-type="string" office:string-value="projects_works_manager" calcext:value-type="string">
            <text:p>projects_works_manager</text:p>
          </table:table-cell>
          <table:table-cell table:style-name="ce1" table:formula="of:=CONCATENATE(&quot;model_&quot;;[.J16];&quot;_&quot;;[.K16])" office:value-type="string" office:string-value="model_projects_works" calcext:value-type="string">
            <text:p>model_projects_works</text:p>
          </table:table-cell>
          <table:table-cell table:style-name="ce1" table:formula="of:=CONCATENATE([.J16];&quot;_&quot;;[.L16])" office:value-type="string" office:string-value="projects_manager" calcext:value-type="string">
            <text:p>projects_manager</text:p>
          </table:table-cell>
          <table:table-cell table:style-name="ce1" office:value-type="string" calcext:value-type="string">
            <text:p>True</text:p>
          </table:table-cell>
          <table:table-cell table:number-columns-repeated="3" office:value-type="string" calcext:value-type="string">
            <text:p>True</text:p>
          </table:table-cell>
          <table:table-cell table:style-name="ce1"/>
          <table:table-cell table:style-name="ce1" office:value-type="string" calcext:value-type="string">
            <text:p>projects</text:p>
          </table:table-cell>
          <table:table-cell table:style-name="ce1" office:value-type="string" calcext:value-type="string">
            <text:p>works</text:p>
          </table:table-cell>
          <table:table-cell table:style-name="ce1" office:value-type="string" calcext:value-type="string">
            <text:p>manager</text:p>
          </table:table-cell>
        </table:table-row>
        <table:table-row table:style-name="ro1">
          <table:table-cell table:style-name="ce1" table:formula="of:=CONCATENATE(&quot;access_&quot;;[.B17])" office:value-type="string" office:string-value="access_projects_steps_manager" calcext:value-type="string">
            <text:p>access_projects_steps_manager</text:p>
          </table:table-cell>
          <table:table-cell table:style-name="ce1" table:formula="of:=CONCATENATE([.J17];&quot;_&quot;;[.K17];&quot;_&quot;;[.L17])" office:value-type="string" office:string-value="projects_steps_manager" calcext:value-type="string">
            <text:p>projects_steps_manager</text:p>
          </table:table-cell>
          <table:table-cell table:style-name="ce1" table:formula="of:=CONCATENATE(&quot;model_&quot;;[.J17];&quot;_&quot;;[.K17])" office:value-type="string" office:string-value="model_projects_steps" calcext:value-type="string">
            <text:p>model_projects_steps</text:p>
          </table:table-cell>
          <table:table-cell table:style-name="ce1" table:formula="of:=CONCATENATE([.J17];&quot;_&quot;;[.L17])" office:value-type="string" office:string-value="projects_manager" calcext:value-type="string">
            <text:p>projects_manager</text:p>
          </table:table-cell>
          <table:table-cell table:style-name="ce1" office:value-type="string" calcext:value-type="string">
            <text:p>True</text:p>
          </table:table-cell>
          <table:table-cell table:number-columns-repeated="3" office:value-type="string" calcext:value-type="string">
            <text:p>True</text:p>
          </table:table-cell>
          <table:table-cell table:style-name="ce1"/>
          <table:table-cell table:style-name="ce1" office:value-type="string" calcext:value-type="string">
            <text:p>projects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manager</text:p>
          </table:table-cell>
        </table:table-row>
        <table:table-row table:style-name="ro1">
          <table:table-cell table:formula="of:=CONCATENATE(&quot;access_&quot;;[.B18])" office:value-type="string" office:string-value="access_projects_projects_admin" calcext:value-type="string">
            <text:p>access_projects_projects_admin</text:p>
          </table:table-cell>
          <table:table-cell table:formula="of:=CONCATENATE([.J18];&quot;_&quot;;[.K18];&quot;_&quot;;[.L18])" office:value-type="string" office:string-value="projects_projects_admin" calcext:value-type="string">
            <text:p>projects_projects_admin</text:p>
          </table:table-cell>
          <table:table-cell table:formula="of:=CONCATENATE(&quot;model_&quot;;[.J18];&quot;_&quot;;[.K18])" office:value-type="string" office:string-value="model_projects_projects" calcext:value-type="string">
            <text:p>model_projects_projects</text:p>
          </table:table-cell>
          <table:table-cell table:formula="of:=CONCATENATE([.J18];&quot;_&quot;;[.L18])" office:value-type="string" office:string-value="projects_admin" calcext:value-type="string">
            <text:p>projects_admin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projects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table:formula="of:=CONCATENATE(&quot;access_&quot;;[.B19])" office:value-type="string" office:string-value="access_projects_tasks_admin" calcext:value-type="string">
            <text:p>access_projects_tasks_admin</text:p>
          </table:table-cell>
          <table:table-cell table:formula="of:=CONCATENATE([.J19];&quot;_&quot;;[.K19];&quot;_&quot;;[.L19])" office:value-type="string" office:string-value="projects_tasks_admin" calcext:value-type="string">
            <text:p>projects_tasks_admin</text:p>
          </table:table-cell>
          <table:table-cell table:formula="of:=CONCATENATE(&quot;model_&quot;;[.J19];&quot;_&quot;;[.K19])" office:value-type="string" office:string-value="model_projects_tasks" calcext:value-type="string">
            <text:p>model_projects_tasks</text:p>
          </table:table-cell>
          <table:table-cell table:formula="of:=CONCATENATE([.J19];&quot;_&quot;;[.L19])" office:value-type="string" office:string-value="projects_admin" calcext:value-type="string">
            <text:p>projects_admin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table:formula="of:=CONCATENATE(&quot;access_&quot;;[.B20])" office:value-type="string" office:string-value="access_projects_statuses_admin" calcext:value-type="string">
            <text:p>access_projects_statuses_admin</text:p>
          </table:table-cell>
          <table:table-cell table:formula="of:=CONCATENATE([.J20];&quot;_&quot;;[.K20];&quot;_&quot;;[.L20])" office:value-type="string" office:string-value="projects_statuses_admin" calcext:value-type="string">
            <text:p>projects_statuses_admin</text:p>
          </table:table-cell>
          <table:table-cell table:formula="of:=CONCATENATE(&quot;model_&quot;;[.J20];&quot;_&quot;;[.K20])" office:value-type="string" office:string-value="model_projects_statuses" calcext:value-type="string">
            <text:p>model_projects_statuses</text:p>
          </table:table-cell>
          <table:table-cell table:formula="of:=CONCATENATE([.J20];&quot;_&quot;;[.L20])" office:value-type="string" office:string-value="projects_admin" calcext:value-type="string">
            <text:p>projects_admin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statuses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table:formula="of:=CONCATENATE(&quot;access_&quot;;[.B21])" office:value-type="string" office:string-value="access_projects_project_types_admin" calcext:value-type="string">
            <text:p>access_projects_project_types_admin</text:p>
          </table:table-cell>
          <table:table-cell table:formula="of:=CONCATENATE([.J21];&quot;_&quot;;[.K21];&quot;_&quot;;[.L21])" office:value-type="string" office:string-value="projects_project_types_admin" calcext:value-type="string">
            <text:p>projects_project_types_admin</text:p>
          </table:table-cell>
          <table:table-cell table:formula="of:=CONCATENATE(&quot;model_&quot;;[.J21];&quot;_&quot;;[.K21])" office:value-type="string" office:string-value="model_projects_project_types" calcext:value-type="string">
            <text:p>model_projects_project_types</text:p>
          </table:table-cell>
          <table:table-cell table:formula="of:=CONCATENATE([.J21];&quot;_&quot;;[.L21])" office:value-type="string" office:string-value="projects_admin" calcext:value-type="string">
            <text:p>projects_admin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project_types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table:formula="of:=CONCATENATE(&quot;access_&quot;;[.B22])" office:value-type="string" office:string-value="access_projects_work_types_admin" calcext:value-type="string">
            <text:p>access_projects_work_types_admin</text:p>
          </table:table-cell>
          <table:table-cell table:formula="of:=CONCATENATE([.J22];&quot;_&quot;;[.K22];&quot;_&quot;;[.L22])" office:value-type="string" office:string-value="projects_work_types_admin" calcext:value-type="string">
            <text:p>projects_work_types_admin</text:p>
          </table:table-cell>
          <table:table-cell table:formula="of:=CONCATENATE(&quot;model_&quot;;[.J22];&quot;_&quot;;[.K22])" office:value-type="string" office:string-value="model_projects_work_types" calcext:value-type="string">
            <text:p>model_projects_work_types</text:p>
          </table:table-cell>
          <table:table-cell table:formula="of:=CONCATENATE([.J22];&quot;_&quot;;[.L22])" office:value-type="string" office:string-value="projects_admin" calcext:value-type="string">
            <text:p>projects_admin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work_types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table:formula="of:=CONCATENATE(&quot;access_&quot;;[.B23])" office:value-type="string" office:string-value="access_projects_work_comments_admin" calcext:value-type="string">
            <text:p>access_projects_work_comments_admin</text:p>
          </table:table-cell>
          <table:table-cell table:formula="of:=CONCATENATE([.J23];&quot;_&quot;;[.K23];&quot;_&quot;;[.L23])" office:value-type="string" office:string-value="projects_work_comments_admin" calcext:value-type="string">
            <text:p>projects_work_comments_admin</text:p>
          </table:table-cell>
          <table:table-cell table:formula="of:=CONCATENATE(&quot;model_&quot;;[.J23];&quot;_&quot;;[.K23])" office:value-type="string" office:string-value="model_projects_work_comments" calcext:value-type="string">
            <text:p>model_projects_work_comments</text:p>
          </table:table-cell>
          <table:table-cell table:formula="of:=CONCATENATE([.J23];&quot;_&quot;;[.L23])" office:value-type="string" office:string-value="projects_admin" calcext:value-type="string">
            <text:p>projects_admin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work_comments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table:formula="of:=CONCATENATE(&quot;access_&quot;;[.B24])" office:value-type="string" office:string-value="access_projects_works_admin" calcext:value-type="string">
            <text:p>access_projects_works_admin</text:p>
          </table:table-cell>
          <table:table-cell table:formula="of:=CONCATENATE([.J24];&quot;_&quot;;[.K24];&quot;_&quot;;[.L24])" office:value-type="string" office:string-value="projects_works_admin" calcext:value-type="string">
            <text:p>projects_works_admin</text:p>
          </table:table-cell>
          <table:table-cell table:formula="of:=CONCATENATE(&quot;model_&quot;;[.J24];&quot;_&quot;;[.K24])" office:value-type="string" office:string-value="model_projects_works" calcext:value-type="string">
            <text:p>model_projects_works</text:p>
          </table:table-cell>
          <table:table-cell table:formula="of:=CONCATENATE([.J24];&quot;_&quot;;[.L24])" office:value-type="string" office:string-value="projects_admin" calcext:value-type="string">
            <text:p>projects_admin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table:formula="of:=CONCATENATE(&quot;access_&quot;;[.B25])" office:value-type="string" office:string-value="access_projects_steps_admin" calcext:value-type="string">
            <text:p>access_projects_steps_admin</text:p>
          </table:table-cell>
          <table:table-cell table:formula="of:=CONCATENATE([.J25];&quot;_&quot;;[.K25];&quot;_&quot;;[.L25])" office:value-type="string" office:string-value="projects_steps_admin" calcext:value-type="string">
            <text:p>projects_steps_admin</text:p>
          </table:table-cell>
          <table:table-cell table:formula="of:=CONCATENATE(&quot;model_&quot;;[.J25];&quot;_&quot;;[.K25])" office:value-type="string" office:string-value="model_projects_steps" calcext:value-type="string">
            <text:p>model_projects_steps</text:p>
          </table:table-cell>
          <table:table-cell table:formula="of:=CONCATENATE([.J25];&quot;_&quot;;[.L25])" office:value-type="string" office:string-value="projects_admin" calcext:value-type="string">
            <text:p>projects_admin</text:p>
          </table:table-cell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dm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9T12:51:52.183640526</dc:date>
    <meta:editing-duration>PT6M23S</meta:editing-duration>
    <meta:editing-cycles>3</meta:editing-cycles>
    <meta:generator>LibreOffice/5.1.2.2.0$Linux_X86_64 LibreOffice_project/10m0$Build-2</meta:generator>
    <meta:document-statistic meta:table-count="1" meta:cell-count="275" meta:object-count="0"/>
  </office:meta>
</office:document-meta>
</file>